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LM Historie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sedocod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Function elm_training (X, Y, k, W, b):</text:span></text:p>
                <text:list>
                  <text:list-item>
                    <text:p text:style-name="P1"><text:span text:style-name="T1">Input :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1">A training set {X, Y};</text:span></text:p>
                              </text:list-item>
                              <text:list-item>
                                <text:p text:style-name="P1"><text:span text:style-name="T1">The number of hidden neurons k;</text:span></text:p>
                              </text:list-item>
                              <text:list-item>
                                <text:p text:style-name="P1"><text:span text:style-name="T1">The input weights W and the bias b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f W and b are empty then</text:span></text:p>
              </text:list-item>
            </text:list>
            <text:p text:style-name="P1"><text:span text:style-name="T1"><text:tab/></text:span><text:span text:style-name="T1">Initialize W and b according to U (−1, 1);</text:span></text:p>
            <text:p text:style-name="P1"><text:span text:style-name="T1">end</text:span></text:p>
            <text:p text:style-name="P1"><text:span text:style-name="T1">Compute the feature map H from equation 2;</text:span></text:p>
            <text:p text:style-name="P1"><text:span text:style-name="T1">Compute β from equation 3;</text:span></text:p>
            <text:p text:style-name="P1"><text:span text:style-name="T1">Return: W, H 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a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ightings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4">Input</text:p>
                <text:list>
                  <text:list-item>
                    <text:p text:style-name="P4">Random (Original)</text:p>
                  </text:list-item>
                  <text:list-item>
                    <text:p text:style-name="P4">Random Orthogonal (Wang et al 2017)</text:p>
                  </text:list-item>
                  <text:list-item>
                    <text:p text:style-name="P4">Autoencoder (Kasun, 2013)</text:p>
                  </text:list-item>
                  <text:list-item>
                    <text:p text:style-name="P4">RBM(pacheco, 2017)</text:p>
                  </text:list-item>
                </text:list>
              </text:list-item>
              <text:list-item>
                <text:p text:style-name="P4">Output</text:p>
                <text:list>
                  <text:list-item>
                    <text:p text:style-name="P4">X</text:p>
                  </text:list-item>
                  <text:list-item>
                    <text:p text:style-name="P4">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rength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aknes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00:26:07.852119686</meta:creation-date>
    <meta:generator>LibreOffice/4.2.8.2$Linux_X86_64 LibreOffice_project/420m0$Build-2</meta:generator>
    <dc:date>2018-02-25T00:51:46.428049937</dc:date>
    <meta:editing-duration>PT24M10S</meta:editing-duration>
    <meta:editing-cycles>7</meta:editing-cycles>
    <meta:document-statistic meta:object-count="45"/>
  </office:meta>
</office:document-meta>
</file>